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9_09:11:25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145759" calcext:value-type="float">
            <text:p>145759</text:p>
          </table:table-cell>
          <table:table-cell office:value-type="float" office:value="145545" calcext:value-type="float">
            <text:p>145545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29798" calcext:value-type="float">
            <text:p>29798</text:p>
          </table:table-cell>
          <table:table-cell office:value-type="float" office:value="29779" calcext:value-type="float">
            <text:p>2977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2347" calcext:value-type="float">
            <text:p>32347</text:p>
          </table:table-cell>
          <table:table-cell office:value-type="float" office:value="32342" calcext:value-type="float">
            <text:p>3234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136063" calcext:value-type="float">
            <text:p>136063</text:p>
          </table:table-cell>
          <table:table-cell office:value-type="float" office:value="135837" calcext:value-type="float">
            <text:p>135837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33706" calcext:value-type="float">
            <text:p>33706</text:p>
          </table:table-cell>
          <table:table-cell office:value-type="float" office:value="33683" calcext:value-type="float">
            <text:p>3368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7179" calcext:value-type="float">
            <text:p>27179</text:p>
          </table:table-cell>
          <table:table-cell office:value-type="float" office:value="27158" calcext:value-type="float">
            <text:p>27158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2076633" calcext:value-type="float">
            <text:p>2076633</text:p>
          </table:table-cell>
          <table:table-cell office:value-type="float" office:value="1510726" calcext:value-type="float">
            <text:p>1510726</text:p>
          </table:table-cell>
          <table:table-cell office:value-type="float" office:value="565907" calcext:value-type="float">
            <text:p>565907</text:p>
          </table:table-cell>
          <table:table-cell/>
          <table:table-cell office:value-type="float" office:value="241129" calcext:value-type="float">
            <text:p>241129</text:p>
          </table:table-cell>
          <table:table-cell office:value-type="float" office:value="215304" calcext:value-type="float">
            <text:p>215304</text:p>
          </table:table-cell>
          <table:table-cell office:value-type="float" office:value="25825" calcext:value-type="float">
            <text:p>25825</text:p>
          </table:table-cell>
          <table:table-cell/>
          <table:table-cell office:value-type="float" office:value="210109" calcext:value-type="float">
            <text:p>210109</text:p>
          </table:table-cell>
          <table:table-cell office:value-type="float" office:value="195058" calcext:value-type="float">
            <text:p>195058</text:p>
          </table:table-cell>
          <table:table-cell office:value-type="float" office:value="15051" calcext:value-type="float">
            <text:p>15051</text:p>
          </table:table-cell>
          <table:table-cell/>
          <table:table-cell table:formula="of:=[.M4]/([.E4]+[.I4]+[.M4])" office:value-type="percentage" office:value="0.0248045841758915" calcext:value-type="percentage">
            <text:p>2.48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122125" calcext:value-type="float">
            <text:p>122125</text:p>
          </table:table-cell>
          <table:table-cell office:value-type="float" office:value="121910" calcext:value-type="float">
            <text:p>121910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35327" calcext:value-type="float">
            <text:p>35327</text:p>
          </table:table-cell>
          <table:table-cell office:value-type="float" office:value="35299" calcext:value-type="float">
            <text:p>3529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8716" calcext:value-type="float">
            <text:p>28716</text:p>
          </table:table-cell>
          <table:table-cell office:value-type="float" office:value="28702" calcext:value-type="float">
            <text:p>2870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128652" calcext:value-type="float">
            <text:p>128652</text:p>
          </table:table-cell>
          <table:table-cell office:value-type="float" office:value="128424" calcext:value-type="float">
            <text:p>128424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33677" calcext:value-type="float">
            <text:p>33677</text:p>
          </table:table-cell>
          <table:table-cell office:value-type="float" office:value="33648" calcext:value-type="float">
            <text:p>3364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7889" calcext:value-type="float">
            <text:p>27889</text:p>
          </table:table-cell>
          <table:table-cell office:value-type="float" office:value="27866" calcext:value-type="float">
            <text:p>27866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1919108" calcext:value-type="float">
            <text:p>1919108</text:p>
          </table:table-cell>
          <table:table-cell office:value-type="float" office:value="1395652" calcext:value-type="float">
            <text:p>1395652</text:p>
          </table:table-cell>
          <table:table-cell office:value-type="float" office:value="523456" calcext:value-type="float">
            <text:p>523456</text:p>
          </table:table-cell>
          <table:table-cell/>
          <table:table-cell office:value-type="float" office:value="233450" calcext:value-type="float">
            <text:p>233450</text:p>
          </table:table-cell>
          <table:table-cell office:value-type="float" office:value="208233" calcext:value-type="float">
            <text:p>208233</text:p>
          </table:table-cell>
          <table:table-cell office:value-type="float" office:value="25217" calcext:value-type="float">
            <text:p>25217</text:p>
          </table:table-cell>
          <table:table-cell/>
          <table:table-cell office:value-type="float" office:value="209039" calcext:value-type="float">
            <text:p>209039</text:p>
          </table:table-cell>
          <table:table-cell office:value-type="float" office:value="194012" calcext:value-type="float">
            <text:p>194012</text:p>
          </table:table-cell>
          <table:table-cell office:value-type="float" office:value="15027" calcext:value-type="float">
            <text:p>15027</text:p>
          </table:table-cell>
          <table:table-cell/>
          <table:table-cell table:formula="of:=[.M7]/([.E7]+[.I7]+[.M7])" office:value-type="percentage" office:value="0.0266577967003725" calcext:value-type="percentage">
            <text:p>2.67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138453" calcext:value-type="float">
            <text:p>138453</text:p>
          </table:table-cell>
          <table:table-cell office:value-type="float" office:value="138253" calcext:value-type="float">
            <text:p>138253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536" calcext:value-type="float">
            <text:p>29536</text:p>
          </table:table-cell>
          <table:table-cell office:value-type="float" office:value="29503" calcext:value-type="float">
            <text:p>2950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2931" calcext:value-type="float">
            <text:p>32931</text:p>
          </table:table-cell>
          <table:table-cell office:value-type="float" office:value="32917" calcext:value-type="float">
            <text:p>32917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1892684" calcext:value-type="float">
            <text:p>1892684</text:p>
          </table:table-cell>
          <table:table-cell office:value-type="float" office:value="1386459" calcext:value-type="float">
            <text:p>1386459</text:p>
          </table:table-cell>
          <table:table-cell office:value-type="float" office:value="506225" calcext:value-type="float">
            <text:p>506225</text:p>
          </table:table-cell>
          <table:table-cell/>
          <table:table-cell office:value-type="float" office:value="231655" calcext:value-type="float">
            <text:p>231655</text:p>
          </table:table-cell>
          <table:table-cell office:value-type="float" office:value="207158" calcext:value-type="float">
            <text:p>207158</text:p>
          </table:table-cell>
          <table:table-cell office:value-type="float" office:value="24497" calcext:value-type="float">
            <text:p>24497</text:p>
          </table:table-cell>
          <table:table-cell/>
          <table:table-cell office:value-type="float" office:value="212639" calcext:value-type="float">
            <text:p>212639</text:p>
          </table:table-cell>
          <table:table-cell office:value-type="float" office:value="197201" calcext:value-type="float">
            <text:p>197201</text:p>
          </table:table-cell>
          <table:table-cell office:value-type="float" office:value="15438" calcext:value-type="float">
            <text:p>15438</text:p>
          </table:table-cell>
          <table:table-cell/>
          <table:table-cell table:formula="of:=[.M9]/([.E9]+[.I9]+[.M9])" office:value-type="percentage" office:value="0.0282664420682584" calcext:value-type="percentage">
            <text:p>2.83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1870719" calcext:value-type="float">
            <text:p>1870719</text:p>
          </table:table-cell>
          <table:table-cell office:value-type="float" office:value="1363129" calcext:value-type="float">
            <text:p>1363129</text:p>
          </table:table-cell>
          <table:table-cell office:value-type="float" office:value="507590" calcext:value-type="float">
            <text:p>507590</text:p>
          </table:table-cell>
          <table:table-cell/>
          <table:table-cell office:value-type="float" office:value="224790" calcext:value-type="float">
            <text:p>224790</text:p>
          </table:table-cell>
          <table:table-cell office:value-type="float" office:value="200295" calcext:value-type="float">
            <text:p>200295</text:p>
          </table:table-cell>
          <table:table-cell office:value-type="float" office:value="24495" calcext:value-type="float">
            <text:p>24495</text:p>
          </table:table-cell>
          <table:table-cell/>
          <table:table-cell office:value-type="float" office:value="216379" calcext:value-type="float">
            <text:p>216379</text:p>
          </table:table-cell>
          <table:table-cell office:value-type="float" office:value="200528" calcext:value-type="float">
            <text:p>200528</text:p>
          </table:table-cell>
          <table:table-cell office:value-type="float" office:value="15851" calcext:value-type="float">
            <text:p>15851</text:p>
          </table:table-cell>
          <table:table-cell/>
          <table:table-cell table:formula="of:=[.M10]/([.E10]+[.I10]+[.M10])" office:value-type="percentage" office:value="0.0289285609998248" calcext:value-type="percentage">
            <text:p>2.89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148729" calcext:value-type="float">
            <text:p>148729</text:p>
          </table:table-cell>
          <table:table-cell office:value-type="float" office:value="148528" calcext:value-type="float">
            <text:p>148528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29274" calcext:value-type="float">
            <text:p>29274</text:p>
          </table:table-cell>
          <table:table-cell office:value-type="float" office:value="29254" calcext:value-type="float">
            <text:p>2925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1686" calcext:value-type="float">
            <text:p>31686</text:p>
          </table:table-cell>
          <table:table-cell office:value-type="float" office:value="31685" calcext:value-type="float">
            <text:p>3168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2052809" calcext:value-type="float">
            <text:p>2052809</text:p>
          </table:table-cell>
          <table:table-cell office:value-type="float" office:value="1490619" calcext:value-type="float">
            <text:p>1490619</text:p>
          </table:table-cell>
          <table:table-cell office:value-type="float" office:value="562190" calcext:value-type="float">
            <text:p>562190</text:p>
          </table:table-cell>
          <table:table-cell/>
          <table:table-cell office:value-type="float" office:value="240650" calcext:value-type="float">
            <text:p>240650</text:p>
          </table:table-cell>
          <table:table-cell office:value-type="float" office:value="214527" calcext:value-type="float">
            <text:p>214527</text:p>
          </table:table-cell>
          <table:table-cell office:value-type="float" office:value="26123" calcext:value-type="float">
            <text:p>26123</text:p>
          </table:table-cell>
          <table:table-cell/>
          <table:table-cell office:value-type="float" office:value="219768" calcext:value-type="float">
            <text:p>219768</text:p>
          </table:table-cell>
          <table:table-cell office:value-type="float" office:value="203753" calcext:value-type="float">
            <text:p>203753</text:p>
          </table:table-cell>
          <table:table-cell office:value-type="float" office:value="16015" calcext:value-type="float">
            <text:p>16015</text:p>
          </table:table-cell>
          <table:table-cell/>
          <table:table-cell table:formula="of:=[.M12]/([.E12]+[.I12]+[.M12])" office:value-type="percentage" office:value="0.0265005096570075" calcext:value-type="percentage">
            <text:p>2.65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1906953" calcext:value-type="float">
            <text:p>1906953</text:p>
          </table:table-cell>
          <table:table-cell office:value-type="float" office:value="1376351" calcext:value-type="float">
            <text:p>1376351</text:p>
          </table:table-cell>
          <table:table-cell office:value-type="float" office:value="530602" calcext:value-type="float">
            <text:p>530602</text:p>
          </table:table-cell>
          <table:table-cell/>
          <table:table-cell office:value-type="float" office:value="227183" calcext:value-type="float">
            <text:p>227183</text:p>
          </table:table-cell>
          <table:table-cell office:value-type="float" office:value="201831" calcext:value-type="float">
            <text:p>201831</text:p>
          </table:table-cell>
          <table:table-cell office:value-type="float" office:value="25352" calcext:value-type="float">
            <text:p>25352</text:p>
          </table:table-cell>
          <table:table-cell/>
          <table:table-cell office:value-type="float" office:value="213828" calcext:value-type="float">
            <text:p>213828</text:p>
          </table:table-cell>
          <table:table-cell office:value-type="float" office:value="198267" calcext:value-type="float">
            <text:p>198267</text:p>
          </table:table-cell>
          <table:table-cell office:value-type="float" office:value="15561" calcext:value-type="float">
            <text:p>15561</text:p>
          </table:table-cell>
          <table:table-cell/>
          <table:table-cell table:formula="of:=[.M13]/([.E13]+[.I13]+[.M13])" office:value-type="percentage" office:value="0.0272276318206871" calcext:value-type="percentage">
            <text:p>2.72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1897001" calcext:value-type="float">
            <text:p>1897001</text:p>
          </table:table-cell>
          <table:table-cell office:value-type="float" office:value="1382710" calcext:value-type="float">
            <text:p>1382710</text:p>
          </table:table-cell>
          <table:table-cell office:value-type="float" office:value="514291" calcext:value-type="float">
            <text:p>514291</text:p>
          </table:table-cell>
          <table:table-cell/>
          <table:table-cell office:value-type="float" office:value="225555" calcext:value-type="float">
            <text:p>225555</text:p>
          </table:table-cell>
          <table:table-cell office:value-type="float" office:value="201088" calcext:value-type="float">
            <text:p>201088</text:p>
          </table:table-cell>
          <table:table-cell office:value-type="float" office:value="24467" calcext:value-type="float">
            <text:p>24467</text:p>
          </table:table-cell>
          <table:table-cell/>
          <table:table-cell office:value-type="float" office:value="205936" calcext:value-type="float">
            <text:p>205936</text:p>
          </table:table-cell>
          <table:table-cell office:value-type="float" office:value="190474" calcext:value-type="float">
            <text:p>190474</text:p>
          </table:table-cell>
          <table:table-cell office:value-type="float" office:value="15462" calcext:value-type="float">
            <text:p>15462</text:p>
          </table:table-cell>
          <table:table-cell/>
          <table:table-cell table:formula="of:=[.M14]/([.E14]+[.I14]+[.M14])" office:value-type="percentage" office:value="0.0278986683988308" calcext:value-type="percentage">
            <text:p>2.79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1909502" calcext:value-type="float">
            <text:p>1909502</text:p>
          </table:table-cell>
          <table:table-cell office:value-type="float" office:value="1389395" calcext:value-type="float">
            <text:p>1389395</text:p>
          </table:table-cell>
          <table:table-cell office:value-type="float" office:value="520107" calcext:value-type="float">
            <text:p>520107</text:p>
          </table:table-cell>
          <table:table-cell/>
          <table:table-cell office:value-type="float" office:value="229851" calcext:value-type="float">
            <text:p>229851</text:p>
          </table:table-cell>
          <table:table-cell office:value-type="float" office:value="204707" calcext:value-type="float">
            <text:p>204707</text:p>
          </table:table-cell>
          <table:table-cell office:value-type="float" office:value="25144" calcext:value-type="float">
            <text:p>25144</text:p>
          </table:table-cell>
          <table:table-cell/>
          <table:table-cell office:value-type="float" office:value="210531" calcext:value-type="float">
            <text:p>210531</text:p>
          </table:table-cell>
          <table:table-cell office:value-type="float" office:value="195365" calcext:value-type="float">
            <text:p>195365</text:p>
          </table:table-cell>
          <table:table-cell office:value-type="float" office:value="15166" calcext:value-type="float">
            <text:p>15166</text:p>
          </table:table-cell>
          <table:table-cell/>
          <table:table-cell table:formula="of:=[.M15]/([.E15]+[.I15]+[.M15])" office:value-type="percentage" office:value="0.0270619913385925" calcext:value-type="percentage">
            <text:p>2.71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121609" calcext:value-type="float">
            <text:p>121609</text:p>
          </table:table-cell>
          <table:table-cell office:value-type="float" office:value="121375" calcext:value-type="float">
            <text:p>121375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35890" calcext:value-type="float">
            <text:p>35890</text:p>
          </table:table-cell>
          <table:table-cell office:value-type="float" office:value="35859" calcext:value-type="float">
            <text:p>35859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8959" calcext:value-type="float">
            <text:p>28959</text:p>
          </table:table-cell>
          <table:table-cell office:value-type="float" office:value="28933" calcext:value-type="float">
            <text:p>28933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121242" calcext:value-type="float">
            <text:p>121242</text:p>
          </table:table-cell>
          <table:table-cell office:value-type="float" office:value="121035" calcext:value-type="float">
            <text:p>121035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33223" calcext:value-type="float">
            <text:p>33223</text:p>
          </table:table-cell>
          <table:table-cell office:value-type="float" office:value="33193" calcext:value-type="float">
            <text:p>3319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9288" calcext:value-type="float">
            <text:p>29288</text:p>
          </table:table-cell>
          <table:table-cell office:value-type="float" office:value="29269" calcext:value-type="float">
            <text:p>29269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124697" calcext:value-type="float">
            <text:p>124697</text:p>
          </table:table-cell>
          <table:table-cell office:value-type="float" office:value="124467" calcext:value-type="float">
            <text:p>124467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34923" calcext:value-type="float">
            <text:p>34923</text:p>
          </table:table-cell>
          <table:table-cell office:value-type="float" office:value="34883" calcext:value-type="float">
            <text:p>3488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8751" calcext:value-type="float">
            <text:p>28751</text:p>
          </table:table-cell>
          <table:table-cell office:value-type="float" office:value="28721" calcext:value-type="float">
            <text:p>28721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122712" calcext:value-type="float">
            <text:p>122712</text:p>
          </table:table-cell>
          <table:table-cell office:value-type="float" office:value="122503" calcext:value-type="float">
            <text:p>122503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34495" calcext:value-type="float">
            <text:p>34495</text:p>
          </table:table-cell>
          <table:table-cell office:value-type="float" office:value="34463" calcext:value-type="float">
            <text:p>3446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8640" calcext:value-type="float">
            <text:p>28640</text:p>
          </table:table-cell>
          <table:table-cell office:value-type="float" office:value="28617" calcext:value-type="float">
            <text:p>28617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130405" calcext:value-type="float">
            <text:p>130405</text:p>
          </table:table-cell>
          <table:table-cell office:value-type="float" office:value="130184" calcext:value-type="float">
            <text:p>130184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29518" calcext:value-type="float">
            <text:p>29518</text:p>
          </table:table-cell>
          <table:table-cell office:value-type="float" office:value="29486" calcext:value-type="float">
            <text:p>2948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8878" calcext:value-type="float">
            <text:p>28878</text:p>
          </table:table-cell>
          <table:table-cell office:value-type="float" office:value="28862" calcext:value-type="float">
            <text:p>2886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1516287" calcext:value-type="float">
            <text:p>1516287</text:p>
          </table:table-cell>
          <table:table-cell office:value-type="float" office:value="1516075" calcext:value-type="float">
            <text:p>1516075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219079" calcext:value-type="float">
            <text:p>219079</text:p>
          </table:table-cell>
          <table:table-cell office:value-type="float" office:value="219061" calcext:value-type="float">
            <text:p>21906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93368" calcext:value-type="float">
            <text:p>193368</text:p>
          </table:table-cell>
          <table:table-cell office:value-type="float" office:value="193356" calcext:value-type="float">
            <text:p>19335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462592" calcext:value-type="float">
            <text:p>462592</text:p>
          </table:table-cell>
          <table:table-cell office:value-type="float" office:value="462408" calcext:value-type="float">
            <text:p>462408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16712" calcext:value-type="float">
            <text:p>116712</text:p>
          </table:table-cell>
          <table:table-cell office:value-type="float" office:value="116674" calcext:value-type="float">
            <text:p>11667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22700" calcext:value-type="float">
            <text:p>122700</text:p>
          </table:table-cell>
          <table:table-cell office:value-type="float" office:value="122693" calcext:value-type="float">
            <text:p>1226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466574" calcext:value-type="float">
            <text:p>466574</text:p>
          </table:table-cell>
          <table:table-cell office:value-type="float" office:value="466361" calcext:value-type="float">
            <text:p>466361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120708" calcext:value-type="float">
            <text:p>120708</text:p>
          </table:table-cell>
          <table:table-cell office:value-type="float" office:value="120689" calcext:value-type="float">
            <text:p>12068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21479" calcext:value-type="float">
            <text:p>121479</text:p>
          </table:table-cell>
          <table:table-cell office:value-type="float" office:value="121466" calcext:value-type="float">
            <text:p>121466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470879" calcext:value-type="float">
            <text:p>470879</text:p>
          </table:table-cell>
          <table:table-cell office:value-type="float" office:value="470683" calcext:value-type="float">
            <text:p>470683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115896" calcext:value-type="float">
            <text:p>115896</text:p>
          </table:table-cell>
          <table:table-cell office:value-type="float" office:value="115863" calcext:value-type="float">
            <text:p>11586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20957" calcext:value-type="float">
            <text:p>120957</text:p>
          </table:table-cell>
          <table:table-cell office:value-type="float" office:value="120945" calcext:value-type="float">
            <text:p>12094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469909" calcext:value-type="float">
            <text:p>469909</text:p>
          </table:table-cell>
          <table:table-cell office:value-type="float" office:value="469713" calcext:value-type="float">
            <text:p>469713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111974" calcext:value-type="float">
            <text:p>111974</text:p>
          </table:table-cell>
          <table:table-cell office:value-type="float" office:value="111932" calcext:value-type="float">
            <text:p>11193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22056" calcext:value-type="float">
            <text:p>122056</text:p>
          </table:table-cell>
          <table:table-cell office:value-type="float" office:value="122026" calcext:value-type="float">
            <text:p>122026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129051" calcext:value-type="float">
            <text:p>129051</text:p>
          </table:table-cell>
          <table:table-cell office:value-type="float" office:value="128852" calcext:value-type="float">
            <text:p>128852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31027" calcext:value-type="float">
            <text:p>31027</text:p>
          </table:table-cell>
          <table:table-cell office:value-type="float" office:value="30995" calcext:value-type="float">
            <text:p>3099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8389" calcext:value-type="float">
            <text:p>28389</text:p>
          </table:table-cell>
          <table:table-cell office:value-type="float" office:value="28382" calcext:value-type="float">
            <text:p>283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880749" calcext:value-type="float">
            <text:p>880749</text:p>
          </table:table-cell>
          <table:table-cell office:value-type="float" office:value="880516" calcext:value-type="float">
            <text:p>880516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174112" calcext:value-type="float">
            <text:p>174112</text:p>
          </table:table-cell>
          <table:table-cell office:value-type="float" office:value="174086" calcext:value-type="float">
            <text:p>17408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72566" calcext:value-type="float">
            <text:p>172566</text:p>
          </table:table-cell>
          <table:table-cell office:value-type="float" office:value="172543" calcext:value-type="float">
            <text:p>172543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1387954" calcext:value-type="float">
            <text:p>1387954</text:p>
          </table:table-cell>
          <table:table-cell office:value-type="float" office:value="1387757" calcext:value-type="float">
            <text:p>1387757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02572" calcext:value-type="float">
            <text:p>202572</text:p>
          </table:table-cell>
          <table:table-cell office:value-type="float" office:value="202543" calcext:value-type="float">
            <text:p>20254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9806" calcext:value-type="float">
            <text:p>189806</text:p>
          </table:table-cell>
          <table:table-cell office:value-type="float" office:value="189794" calcext:value-type="float">
            <text:p>18979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156431" calcext:value-type="float">
            <text:p>156431</text:p>
          </table:table-cell>
          <table:table-cell office:value-type="float" office:value="156211" calcext:value-type="float">
            <text:p>156211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34470" calcext:value-type="float">
            <text:p>34470</text:p>
          </table:table-cell>
          <table:table-cell office:value-type="float" office:value="34451" calcext:value-type="float">
            <text:p>3445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0054" calcext:value-type="float">
            <text:p>30054</text:p>
          </table:table-cell>
          <table:table-cell office:value-type="float" office:value="30048" calcext:value-type="float">
            <text:p>3004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143092" calcext:value-type="float">
            <text:p>143092</text:p>
          </table:table-cell>
          <table:table-cell office:value-type="float" office:value="142885" calcext:value-type="float">
            <text:p>142885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35595" calcext:value-type="float">
            <text:p>35595</text:p>
          </table:table-cell>
          <table:table-cell office:value-type="float" office:value="35568" calcext:value-type="float">
            <text:p>3556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2220" calcext:value-type="float">
            <text:p>32220</text:p>
          </table:table-cell>
          <table:table-cell office:value-type="float" office:value="32203" calcext:value-type="float">
            <text:p>32203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944680" calcext:value-type="float">
            <text:p>944680</text:p>
          </table:table-cell>
          <table:table-cell office:value-type="float" office:value="944475" calcext:value-type="float">
            <text:p>944475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78011" calcext:value-type="float">
            <text:p>178011</text:p>
          </table:table-cell>
          <table:table-cell office:value-type="float" office:value="177989" calcext:value-type="float">
            <text:p>17798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6026" calcext:value-type="float">
            <text:p>176026</text:p>
          </table:table-cell>
          <table:table-cell office:value-type="float" office:value="176016" calcext:value-type="float">
            <text:p>17601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123478" calcext:value-type="float">
            <text:p>123478</text:p>
          </table:table-cell>
          <table:table-cell office:value-type="float" office:value="123262" calcext:value-type="float">
            <text:p>123262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33395" calcext:value-type="float">
            <text:p>33395</text:p>
          </table:table-cell>
          <table:table-cell office:value-type="float" office:value="33351" calcext:value-type="float">
            <text:p>3335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8552" calcext:value-type="float">
            <text:p>28552</text:p>
          </table:table-cell>
          <table:table-cell office:value-type="float" office:value="28518" calcext:value-type="float">
            <text:p>28518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124373" calcext:value-type="float">
            <text:p>124373</text:p>
          </table:table-cell>
          <table:table-cell office:value-type="float" office:value="124175" calcext:value-type="float">
            <text:p>124175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34226" calcext:value-type="float">
            <text:p>34226</text:p>
          </table:table-cell>
          <table:table-cell office:value-type="float" office:value="34183" calcext:value-type="float">
            <text:p>3418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8965" calcext:value-type="float">
            <text:p>28965</text:p>
          </table:table-cell>
          <table:table-cell office:value-type="float" office:value="28950" calcext:value-type="float">
            <text:p>2895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:ca:94:85:79: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4"/>
          <table:table-cell table:formula="of:=SUM([.O2:.O33])/8" office:value-type="percentage" office:value="0.0271682731449331" calcext:value-type="percentage">
            <text:p>2.72%</text:p>
          </table:table-cell>
        </table:table-row>
        <table:table-row table:style-name="ro1" table:number-rows-repeated="1048539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9T09:38:46.084107364</dc:date>
    <meta:editing-duration>PT3M54S</meta:editing-duration>
    <meta:editing-cycles>1</meta:editing-cycles>
    <meta:document-statistic meta:table-count="1" meta:cell-count="383" meta:object-count="0"/>
    <meta:generator>LibreOffice/5.1.6.2$Linux_X86_64 LibreOffice_project/10m0$Build-2</meta:generator>
  </office:meta>
</office:document-meta>
</file>